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.secuencial=</text:p>
          </table:table-cell>
          <table:table-cell office:value-type="float" office:value="31.173" calcext:value-type="float">
            <text:p>31.173</text:p>
          </table:table-cell>
          <table:table-cell/>
          <table:table-cell table:style-name="ce1" office:value-type="string" calcext:value-type="string">
            <text:p>T.Par con p=</text:p>
          </table:table-cell>
          <table:table-cell office:value-type="float" office:value="8.6855" calcext:value-type="float">
            <text:p>8.6855</text:p>
          </table:table-cell>
        </table:table-row>
        <table:table-row table:style-name="ro1">
          <table:table-cell/>
          <table:table-cell office:value-type="string" calcext:value-type="string">
            <text:p>T_CsPar=</text:p>
          </table:table-cell>
          <table:table-cell office:value-type="float" office:value="30.73" calcext:value-type="float">
            <text:p>30.73</text:p>
          </table:table-cell>
          <table:table-cell/>
          <table:table-cell table:style-name="ce1" office:value-type="string" calcext:value-type="string">
            <text:p>Sp(p)=</text:p>
          </table:table-cell>
          <table:table-cell table:formula="of:=[.C3]/[.F3]" office:value-type="float" office:value="3.58908525703759" calcext:value-type="float">
            <text:p>3.58908525703759</text:p>
          </table:table-cell>
        </table:table-row>
        <table:table-row table:style-name="ro1">
          <table:table-cell/>
          <table:table-cell office:value-type="string" calcext:value-type="string">
            <text:p>%T_CsPar=</text:p>
          </table:table-cell>
          <table:table-cell table:formula="of:=[.C4]/[.C3]" office:value-type="float" office:value="0.985788984056716" calcext:value-type="float">
            <text:p>0.9857889840567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%T_CsnPar=</text:p>
          </table:table-cell>
          <table:table-cell table:formula="of:=1-[.C5]" office:value-type="float" office:value="0.0142110159432842" calcext:value-type="float">
            <text:p>0.01421101594328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=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A(p)=</text:p>
          </table:table-cell>
          <table:table-cell table:formula="of:=1/(([.C5]/[.C7])+[.C6])" office:value-type="float" office:value="3.83644083441019" calcext:value-type="float">
            <text:p>3.8364408344101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8:52:25.019833128</meta:creation-date>
    <dc:date>2022-10-28T19:35:32.584756629</dc:date>
    <meta:editing-duration>PT19M4S</meta:editing-duration>
    <meta:editing-cycles>3</meta:editing-cycles>
    <meta:generator>LibreOffice/7.3.6.2$Linux_X86_64 LibreOffice_project/30$Build-2</meta:generator>
    <meta:document-statistic meta:table-count="1" meta:cell-count="16" meta:object-count="0"/>
  </office:meta>
</office:document-meta>
</file>